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ryonePrincipa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Everyone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ryonePrincipal.addMemb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isMember( Principal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removeMemb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ryone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